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18e43" officeooo:paragraph-rsid="00018e43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365bc" officeooo:paragraph-rsid="000365bc" style:font-weight-asian="normal" style:font-weight-complex="normal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weight="bold" officeooo:paragraph-rsid="00018e4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18e4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18e43" officeooo:paragraph-rsid="00018e43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018e43" officeooo:paragraph-rsid="00018e43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021c43" officeooo:paragraph-rsid="00021c4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21c43" officeooo:paragraph-rsid="00021c43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021c43" officeooo:paragraph-rsid="00021c43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025ab9" officeooo:paragraph-rsid="00025ab9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weight="normal" officeooo:rsid="000365bc" officeooo:paragraph-rsid="000365bc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weight="normal" officeooo:rsid="000365bc" officeooo:paragraph-rsid="0003b664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weight="normal" officeooo:rsid="0003b664" officeooo:paragraph-rsid="0003b664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021c43" officeooo:paragraph-rsid="00021c4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8e43" style:font-weight-asian="normal" style:font-weight-complex="normal"/>
    </style:style>
    <style:style style:name="T3" style:family="text">
      <style:text-properties officeooo:rsid="0003b6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hool of Computer Science</text:p>
      <text:p text:style-name="P4">COMP-3300 Operating Systems Fundamentals – Winter 2021</text:p>
      <text:p text:style-name="P4">Assignment 1</text:p>
      <text:p text:style-name="P5">Cady Liu 110027977</text:p>
      <text:p text:style-name="P5"/>
      <text:p text:style-name="P5">Report </text:p>
      <text:p text:style-name="P1">1. implementation details:</text:p>
      <text:list xml:id="list2605023407" text:style-name="L1">
        <text:list-item>
          <text:p text:style-name="P6">The program is written in C, compiling with GCC 9.0.3. The operating system is Ubuntu 20.04.01.</text:p>
        </text:list-item>
        <text:list-item>
          <text:p text:style-name="P14"><text:span text:style-name="T2">S</text:span><text:span text:style-name="T1">ystem calls used in the implementation include open() close() write() read() access() </text:span></text:p>
        </text:list-item>
        <text:list-item>
          <text:p text:style-name="P7">Stdlib calls used in the implementation include perror() printf() exit()</text:p>
        </text:list-item>
        <text:list-item>
          <text:p text:style-name="P7">Command line arguments were provided as input output path </text:p>
        </text:list-item>
        <text:list-item>
          <text:p text:style-name="P7">Source code is attached below </text:p>
        </text:list-item>
        <text:list-item>
          <text:p text:style-name="P7">Full strace output is attached below </text:p>
        </text:list-item>
      </text:list>
      <text:p text:style-name="P8">2. Analysis Strace output:</text:p>
      <text:list xml:id="list2014696493" text:style-name="L2">
        <text:list-item>
          <text:p text:style-name="P9">execve("./a.out", ["./a.out", "in", "out"], 0x7fff665bcd60 /* 50 vars */) = 0</text:p>
          <text:list>
            <text:list-item>
              <text:p text:style-name="P10">terminal fork child </text:p>
            </text:list-item>
          </text:list>
        </text:list-item>
        <text:list-item>
          <text:p text:style-name="P10">arch_prctl(0x3001 /* ARCH_??? */, 0x7ffde7e2e5f0) = -1 EINVAL (Invalid argument)....</text:p>
          <text:list>
            <text:list-item>
              <text:p text:style-name="P10">many preparation done by exec to prepare virtual memory for new program </text:p>
            </text:list-item>
          </text:list>
        </text:list-item>
        <text:list-item>
          <text:p text:style-name="P10">openat(AT_FDCWD, "in", O_RDONLY) <text:s text:c="7"/>= 3</text:p>
          <text:list>
            <text:list-item>
              <text:p text:style-name="P10">program run, first system call to open fd 3 </text:p>
            </text:list-item>
          </text:list>
        </text:list-item>
        <text:list-item>
          <text:p text:style-name="P10">dup(2) <text:s text:c="33"/>= 4</text:p>
        </text:list-item>
        <text:list-item>
          <text:p text:style-name="P10">fcntl(4, F_GETFL) <text:s text:c="22"/>= 0x8001 (flags O_WRONLY|O_LARGEFILE)</text:p>
          <text:list>
            <text:list-item>
              <text:p text:style-name="P10">second system call to open fd4 for write </text:p>
            </text:list-item>
            <text:list-item>
              <text:p text:style-name="P10">use fcntl to modify duplicated first call </text:p>
            </text:list-item>
          </text:list>
        </text:list-item>
        <text:list-item>
          <text:p text:style-name="P10">close(4) <text:s/></text:p>
          <text:list>
            <text:list-item>
              <text:p text:style-name="P10">terminate program because output file name detected. </text:p>
            </text:list-item>
          </text:list>
        </text:list-item>
      </text:list>
      <text:p text:style-name="P2">3 Sample input: </text:p>
      <text:list xml:id="list3634374966" text:style-name="L3">
        <text:list-item>
          <text:p text:style-name="P11">sample input contains one line of text: this is test 1</text:p>
        </text:list-item>
        <text:list-item>
          <text:p text:style-name="P11">sample output contains one line of text: this is test 1</text:p>
        </text:list-item>
        <text:list-item>
          <text:p text:style-name="P11">Text file can be found in attachment </text:p>
        </text:list-item>
        <text:list-item>
          <text:p text:style-name="P12"><text:span text:style-name="T3">command line to run the program </text:span></text:p>
          <text:list>
            <text:list-item>
              <text:p text:style-name="P12">./<text:span text:style-name="T3">a.out in out </text:span></text:p>
            </text:list-item>
          </text:list>
        </text:list-item>
        <text:list-item>
          <text:p text:style-name="P13">command line to generate strace file </text:p>
          <text:list>
            <text:list-item>
              <text:p text:style-name="P13">strace ./a.out in out 2&gt;traceoutput</text:p>
              <text:p text:style-name="P13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6T20:44:34.315082405</meta:creation-date>
    <dc:date>2021-01-26T21:17:21.267127683</dc:date>
    <meta:editing-duration>PT10M53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34" meta:word-count="241" meta:character-count="1461" meta:non-whitespace-character-count="1198"/>
  </office:meta>
</office:document-meta>
</file>